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Impl.getFeature( String 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ValidatorImpl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Impl.getElementPSV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Impl.re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alidatorImpl.ValidatorImpl( XSGrammarPoolContainer grammar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Impl.getAttributePSVI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idatorImpl.setFeature( String name , boolean 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ValidatorImpl.validate( Source source , Result resul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ValidatorImpl.setResourceResolver( LSResourceResolver re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Impl.getAttributePSVIByName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Impl.getProperty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atorImpl.getRe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Impl.setProperty( String name ,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alidatorImpl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